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9fa6" officeooo:paragraph-rsid="000b9fa6"/>
    </style:style>
    <style:style style:name="P2" style:family="paragraph" style:parent-style-name="Standard">
      <style:paragraph-properties fo:text-align="center" style:justify-single-word="false"/>
      <style:text-properties fo:font-size="15pt" officeooo:rsid="000b9fa6" officeooo:paragraph-rsid="000b9fa6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0b9fa6" officeooo:paragraph-rsid="000b9fa6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3pt" officeooo:rsid="000b9fa6" officeooo:paragraph-rsid="000b9fa6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c503f" officeooo:paragraph-rsid="000c503f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e0e99" officeooo:paragraph-rsid="000e0e99" style:font-size-asian="13pt" style:font-size-complex="13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officeooo:rsid="000bb70c"/>
    </style:style>
    <style:style style:name="T3" style:family="text">
      <style:text-properties officeooo:rsid="000e0e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TYTUL</text:span></text:p>
      <text:p text:style-name="P1"><text:s/>( coś trezba wymysleć, projekt się nazywa wewnetrznia pwAsteroids ale uczelnie wyższe mają straszny ból dupy jak ktoś używa ich skrótu tzn PW (c)</text:p>
      <text:p text:style-name="P1"/>
      <text:p text:style-name="P1">Projekt realizowany w ramach zajęć z przedmiotu Zaawansowane Programowanie w C++ na wydziale EiTI PW rok 2015/2016 semestr zimowy.</text:p>
      <text:p text:style-name="P1"/>
      <text:p text:style-name="P2">Dokumentacja Wstępna</text:p>
      <text:p text:style-name="P2"/>
      <text:p text:style-name="P2">Bartłomiej Czerwiński oraz Rafał Majewski</text:p>
      <text:p text:style-name="P3">(jak chcesz zmień kolejność mi to wisi)</text:p>
      <text:p text:style-name="P3"/>
      <text:p text:style-name="P3"/>
      <text:p text:style-name="P3"/>
      <text:p text:style-name="P4">1. Temat Projektu</text:p>
      <text:p text:style-name="P4">Gra zainsporowana klasycznym tytułem “Asteroids” z możliwością uczestniczenia w rozgrywce jednego lub dwóch graczy.</text:p>
      <text:p text:style-name="P4"/>
      <text:p text:style-name="P4">2. Ogólna idea.</text:p>
      <text:p text:style-name="P5">Gra toczy się na nieruchomym “ekranie” na którym pojawiają się ruchome obiekty – rakieta , asteroidy, <text:span text:style-name="T3">pociski</text:span> oraz wzmacniacze (powerupy). Celem gracza pierwszego jest <text:s/>sterowanie rakietą w taki sposób aby uniknąć zderzenia z asteroidami co zabiera mu jedno z kilku żyć. Pomagać sobie w tym zadaniu może działkiem które wystrzeliwuje <text:span text:style-name="T3">pociski zdolne rozbijać duże asteroidy na mniejsze a małe niszczyć w zupełności.</text:span></text:p>
      <text:p text:style-name="P6">Zadaniem drugiego gracza jest …. / coś napisać/</text:p>
      <text:p text:style-name="P6">Celem gry jest ...</text:p>
      <text:p text:style-name="P4"/>
      <text:p text:style-name="P4"/>
      <text:p text:style-name="P4">3. Zarys mechaniki rozgrywki</text:p>
      <text:p text:style-name="P4">Po włączeniu aplikacji <text:s/>użytkownik będzie mógł ustalić tryb gry – dwu lub jednoosobowy. W drugim przypadku będzie on miał też możliwość ustawienia poziomu trudności gry. W rozgrywce dwuosobowej zależeć to będzie oczywiście of umiejętności przeciwnika. Przed rozpoczęciem rozgrywki w odpowiednim menu będzie można zmienić ogólne opcje aplikacji, np.poziom dźwięku odpowiednich efektów.</text:p>
      <text:p text:style-name="P4">Po rozpoczęciu rozgrywki graczom ukaże się wypełniająca całe okno aplikacji “plansza” gry na której środ<text:span text:style-name="T2">ku pojawi się takieta sterowana przez gracza 1. Klawiszami W może “włączyć silnik” I zwiększyć prędkość rakiety. Klawiszami A oraz D gracz może obracać rakietą. Tak jak w oryginalnej wersji nie planujemy dodać funkcji “hamulca”, więc aby zmniejszyć szybkość rakietę należy obrócić I użyć silnika do hamowania. Naciśnięcie klawisza spacji pozwala na wystrzelenie z działka umiejscowionego na dziobie rakiety pocisku. Działko ma pewien czas “schłodzenia” po wystrzale kiedy nie może strzelać, co uniemożliwy ostrzeliwanie przestrzeni przed graczem ciągłym strumieniem pocisków.</text:span></text:p>
      <text:p text:style-name="P4">// <text:span text:style-name="T3">gracz drugi jeszcze, jakać punktacja</text:span></text:p>
      <text:p text:style-name="P4"><text:soft-page-break/></text:p>
      <text:p text:style-name="P4"/>
      <text:p text:style-name="P5">4.Architektura aplikacji</text:p>
      <text:p text:style-name="P5">Aby zapewnić ...</text:p>
      <text:p text:style-name="P5"/>
      <text:p text:style-name="P6">5. Planowana funkcjonalość</text:p>
      <text:p text:style-name="P6">1. Podstawowa mechanika gry: system sterowania rakietą, pociski, system pozwalający graczowi drugiemu na generowanie asteroid.</text:p>
      <text:p text:style-name="P6">2. Prosta oprawa graficzna oraz muzyczna</text:p>
      <text:p text:style-name="P6">3. System wykrywający kolizje.</text:p>
      <text:p text:style-name="P6">… inne funkcjolaności</text:p>
      <text:p text:style-name="P5"/>
      <text:p text:style-name="P4">Rozgrywka przebiega w sposób ciągły.</text:p>
      <text:p text:style-name="P4"/>
      <text:p text:style-name="P6">Technologie wykożystane w projekcie:</text:p>
      <text:p text:style-name="P6">tu coś o technologiach I ich opis</text:p>
      <text:p text:style-name="P6">c++</text:p>
      <text:p text:style-name="P6">google test/mock </text:p>
      <text:p text:style-name="P6">allegro </text:p>
      <text:p text:style-name="P6">może ten box2d do wykrywania kolizji</text:p>
      <text:p text:style-name="P6">coś do dźwię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7:55:13.292486534</meta:creation-date>
    <dc:date>2015-10-23T19:04:32.112475729</dc:date>
    <meta:editing-duration>PT8M7S</meta:editing-duration>
    <meta:editing-cycles>1</meta:editing-cycles>
    <meta:document-statistic meta:table-count="0" meta:image-count="0" meta:object-count="0" meta:page-count="2" meta:paragraph-count="31" meta:word-count="370" meta:character-count="2604" meta:non-whitespace-character-count="2258"/>
    <meta:generator>LibreOffice/4.4.2.2$Linux_X86_64 LibreOffice_project/40m0$Build-2</meta:generator>
  </office:meta>
</office:document-meta>
</file>